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06pt" style:use-optimal-column-width="true"/>
    </style:style>
    <style:style style:name="ACOL-2" style:family="table-column">
      <style:table-column-properties style:column-width="64.008pt" style:use-optimal-column-width="true"/>
    </style:style>
    <style:style style:name="ACOL-3" style:family="table-column">
      <style:table-column-properties style:column-width="135.88235294117646pt" style:use-optimal-column-width="false"/>
    </style:style>
    <style:style style:name="ACOL-4" style:family="table-column"/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62.64705882352941pt" style:use-optimal-row-height="true"/>
    </style:style>
    <style:style style:name="AROW-3" style:family="table-row">
      <style:table-row-properties style:row-height="13.23529411764706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2"/>
        <table:table-column table:style-name="ACOL-0" table:number-columns-repeated="124"/>
        <table:table-row table:style-name="AROW-1">
          <table:table-cell table:number-columns-repeated="128"/>
        </table:table-row>
        <table:table-row table:style-name="AROW-1">
          <table:table-cell table:style-name="Gnumeric-default" office:value-type="string">
            <text:p>Description</text:p>
          </table:table-cell>
          <table:table-cell table:style-name="Gnumeric-default" office:value-type="string">
            <text:p>Binome 1</text:p>
          </table:table-cell>
          <table:table-cell table:style-name="Gnumeric-default"/>
          <table:table-cell table:style-name="Gnumeric-default" office:value-type="string">
            <text:p>Binome2</text:p>
          </table:table-cell>
          <table:table-cell table:number-columns-repeated="124" table:style-name="Gnumeric-default"/>
        </table:table-row>
        <table:table-row table:style-name="AROW-1">
          <table:table-cell table:style-name="Gnumeric-default" office:value-type="string">
            <text:p>du projet</text:p>
          </table:table-cell>
          <table:table-cell table:style-name="Gnumeric-default" office:value-type="string">
            <text:p>Ony Brunella ANDRIATSAHAVOJAONA</text:p>
          </table:table-cell>
          <table:table-cell table:style-name="Gnumeric-default"/>
          <table:table-cell table:style-name="Gnumeric-default" office:value-type="string">
            <text:p>Raphaël FAUCONNIER</text:p>
          </table:table-cell>
          <table:table-cell table:number-columns-repeated="124" table:style-name="Gnumeric-default"/>
        </table:table-row>
        <table:table-row table:style-name="AROW-1">
          <table:table-cell table:style-name="Gnumeric-default"/>
          <table:table-cell table:style-name="Gnumeric-default" office:value-type="string">
            <text:p>Le but de notre projet est de: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/>
          <table:table-cell table:style-name="Gnumeric-default" office:value-type="string">
            <text:p>restaurant vegetarien ou vegan avec une note d'evaluation ecologique</text:p>
          </table:table-cell>
          <table:table-cell table:number-columns-repeated="126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style-name="Gnumeric-default"/>
          <table:table-cell table:style-name="Gnumeric-default" office:value-type="string">
            <text:p>Nous allons utiliser les données disponibles ici, indiquer pour chaque donnée le format (CSV, GeoJSON, shapefile, etc)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/>
          <table:table-cell table:style-name="Gnumeric-default" office:value-type="string">
            <text:p>CSV ou GeoJSON</text:p>
          </table:table-cell>
          <table:table-cell table:number-columns-repeated="126"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style-name="Gnumeric-default"/>
          <table:table-cell table:style-name="Gnumeric-default" office:value-type="string">
            <text:p>Nous allons pré-traiter les données (ajout lat/long, filtre, etc) comme cela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/>
          <table:table-cell table:style-name="Gnumeric-default" office:value-type="string">
            <text:p>A déterminer plus tard </text:p>
          </table:table-cell>
          <table:table-cell table:number-columns-repeated="126"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style-name="Gnumeric-default"/>
          <table:table-cell table:style-name="Gnumeric-default" office:value-type="string">
            <text:p>Nous allons utiliser le(s) fond(s) de carte suivant (avec les licences)</text:p>
          </table:table-cell>
          <table:table-cell table:number-columns-repeated="126" table:style-name="Gnumeric-default"/>
        </table:table-row>
        <table:table-row table:style-name="AROW-2">
          <table:table-cell table:style-name="Gnumeric-default"/>
          <table:table-cell table:style-name="Gnumeric-default" office:value-type="string">
            <text:p>var CartoDB_VoyagerLabelsUnder = L.tileLayer('https://{s}.basemaps.cartocdn.com/rastertiles/voyager_labels_under/{z}/{x}/{y}{r}.png', {<text:line-break/><text:tab/>attribution: '&amp;copy; &lt;a href="https://www.openstreetmap.org/copyright"&gt;OpenStreetMap&lt;/a&gt; contributors &amp;copy; &lt;a href="https://carto.com/attributions"&gt;CARTO&lt;/a&gt;',<text:line-break/><text:tab/>subdomains: 'abcd',<text:line-break/><text:tab/>maxZoom: 20<text:line-break/>});</text:p>
          </table:table-cell>
          <table:table-cell table:number-columns-repeated="126"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style-name="Gnumeric-default"/>
          <table:table-cell table:style-name="Gnumeric-default" office:value-type="string">
            <text:p>L’utilisateur va agir sur notre application des façons suivantes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/>
          <table:table-cell table:style-name="Gnumeric-default" office:value-type="string">
            <text:p>il pourra regarder quels sont les restaurants vegetarien/vegan proche de chez lui/regarder leurs notes /Gamme de prix</text:p>
          </table:table-cell>
          <table:table-cell table:number-columns-repeated="126"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style-name="Gnumeric-default"/>
          <table:table-cell table:style-name="Gnumeric-default" office:value-type="string">
            <text:p>Nous pensons que c’est intéressant car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/>
          <table:table-cell table:style-name="Gnumeric-default" office:value-type="string">
            <text:p>Il y a de plus en plus de vegetarien, il faut changer pour une alimentation plus responsable</text:p>
          </table:table-cell>
          <table:table-cell table:number-columns-repeated="126"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style-name="Gnumeric-default"/>
          <table:table-cell table:style-name="Gnumeric-default" office:value-type="string">
            <text:p>Notre effet wahoo est (qu’est ce qui vous différentie des autres projets ? Et pourquoi le votre est mieux ?)</text:p>
          </table:table-cell>
          <table:table-cell table:number-columns-repeated="126" table:style-name="Gnumeric-default"/>
        </table:table-row>
        <table:table-row table:style-name="AROW-1">
          <table:table-cell table:style-name="Gnumeric-default"/>
          <table:table-cell table:style-name="Gnumeric-default" office:value-type="string">
            <text:p>un projet ecoresponsable, assez original </text:p>
          </table:table-cell>
          <table:table-cell table:number-columns-repeated="126"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style-name="Gnumeric-default"/>
          <table:table-cell table:style-name="Gnumeric-default" office:value-type="string">
            <text:p>Notre interface graphique va ressembler à cela (copier/coller une image, un dessin, ce que vous voulez)</text:p>
          </table:table-cell>
          <table:table-cell table:number-columns-repeated="126" table:style-name="Gnumeric-default"/>
        </table:table-row>
        <table:table-row table:style-name="AROW-3">
          <table:table-cell table:style-name="Gnumeric-default"/>
          <table:table-cell table:style-name="Gnumeric-default" office:value-type="string">
            <text:p>Source d'inspiration : https://www.vegantourist.fr/maps/vegan-tourist-map-fr.pdf</text:p>
          </table:table-cell>
          <table:table-cell table:number-columns-repeated="126" table:style-name="Gnumeric-default"/>
        </table:table-row>
        <table:table-row table:style-name="AROW-0" table:number-rows-repeated="94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" gnm:cursor-row="29">
          <gnm:selection gnm:start-col="1" gnm:start-row="29" gnm:end-col="1" gnm:end-row="2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4-12-13T11:44:07Z</dc:date>
    <meta:creation-date>2024-12-12T23:31:07Z</meta:creation-date>
    <meta:editing-cycles>3</meta:editing-cycles>
    <meta:editing-duration>PT9M22S</meta:editing-duration>
    <meta:generator>gnumeric/1.12.48</meta:generator>
  </office:meta>
</office:document-meta>
</file>